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1BEA9B135D1E4EC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start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style:style style:name="T7" style:family="text">
      <style:text-properties style:font-name="Segoe UI Semibold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5" draw:layer="layout" svg:width="24.638cm" svg:height="3.063cm" svg:x="1.524cm" svg:y="0.508cm">
          <draw:text-box>
            <text:p text:style-name="P4"><text:span text:style-name="T2">HYMN #431</text:span></text:p>
            <text:p text:style-name="P4"><text:span text:style-name="T3">“</text:span><text:span text:style-name="T3">Not All the Blood of Beasts”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8" draw:layer="layout" svg:width="24.638cm" svg:height="7.011cm" svg:x="1.524cm" svg:y="0.508cm">
          <draw:text-box>
            <text:p text:style-name="P7"><text:span text:style-name="T4">1. </text:span><text:span text:style-name="T5">Not all the blood of beasts</text:span></text:p>
            <text:p text:style-name="P7"><text:span text:style-name="T5">On Jewish altars slain</text:span></text:p>
            <text:p text:style-name="P7"><text:span text:style-name="T5">Could give the guilty consience peace</text:span></text:p>
            <text:p text:style-name="P7"><text:span text:style-name="T5">Or wash away the stai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8" draw:layer="layout" svg:width="24.638cm" svg:height="7.011cm" svg:x="1.524cm" svg:y="0.508cm">
          <draw:text-box>
            <text:p text:style-name="P7"><text:span text:style-name="T4">2. </text:span><text:span text:style-name="T5">But Christ, the heav’nly Lamb,</text:span></text:p>
            <text:p text:style-name="P7"><text:span text:style-name="T5">Takes all our sins away;</text:span></text:p>
            <text:p text:style-name="P7"><text:span text:style-name="T5">A sacrifice of nobler name</text:span></text:p>
            <text:p text:style-name="P7"><text:span text:style-name="T5">And richer blood than they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8" draw:layer="layout" svg:width="24.638cm" svg:height="7.011cm" svg:x="1.524cm" svg:y="0.508cm">
          <draw:text-box>
            <text:p text:style-name="P7"><text:span text:style-name="T4">3. </text:span><text:span text:style-name="T5">My faith would lay its hand</text:span></text:p>
            <text:p text:style-name="P7"><text:span text:style-name="T5">On that dear head of Thine,</text:span></text:p>
            <text:p text:style-name="P7"><text:span text:style-name="T5">While as a penitent I stand,</text:span></text:p>
            <text:p text:style-name="P7"><text:span text:style-name="T5">And there confess my sin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8" draw:layer="layout" svg:width="24.638cm" svg:height="7.011cm" svg:x="1.524cm" svg:y="0.508cm">
          <draw:text-box>
            <text:p text:style-name="P7"><text:span text:style-name="T4">4. </text:span><text:span text:style-name="T5">My soul looks back to see</text:span></text:p>
            <text:p text:style-name="P7"><text:span text:style-name="T5">The burden Thou didst bear</text:span></text:p>
            <text:p text:style-name="P7"><text:span text:style-name="T5">When hanging on the cursed tree;</text:span></text:p>
            <text:p text:style-name="P7"><text:span text:style-name="T5">I know my guilt was there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" draw:text-style-name="P8" draw:layer="layout" svg:width="24.638cm" svg:height="10.771cm" svg:x="1.524cm" svg:y="0.508cm">
          <draw:text-box>
            <text:p text:style-name="P7"><text:span text:style-name="T4">5. </text:span><text:span text:style-name="T5">Believing, we rejoice</text:span></text:p>
            <text:p text:style-name="P7"><text:span text:style-name="T5">To see the curse remove;</text:span></text:p>
            <text:p text:style-name="P7"><text:span text:style-name="T5">We bless the Lamb with cheerful voice</text:span></text:p>
            <text:p text:style-name="P7"><text:span text:style-name="T5">And sing His bleeding love.</text:span></text:p>
            <text:p text:style-name="P7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<text:s text:c="12"/></text:span><text:span text:style-name="T7"><text:s text:c="3"/></text:span><text:span text:style-name="T7">Public Domai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1:11:57.040000000</meta:creation-date>
    <dc:title>Purple</dc:title>
    <meta:editing-duration>PT3M24S</meta:editing-duration>
    <meta:editing-cycles>2</meta:editing-cycles>
    <meta:generator>LibreOffice/6.1.5.2$Windows_X86_64 LibreOffice_project/90f8dcf33c87b3705e78202e3df5142b201bd805</meta:generator>
    <dc:date>2019-03-19T11:27:53.276000000</dc:date>
    <meta:document-statistic meta:object-count="68"/>
  </office:meta>
</office:document-meta>
</file>